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2.2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3"/>
    <style:style style:name="ce7" style:family="table-cell" style:parent-style-name="Default" style:data-style-name="N111">
      <style:text-properties fo:color="#579d1c"/>
    </style:style>
    <style:style style:name="ce8" style:family="table-cell" style:parent-style-name="Default">
      <style:text-properties fo:color="#579d1c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1">
      <style:text-properties fo:color="#579d1c"/>
    </style:style>
    <style:style style:name="ce12" style:family="table-cell" style:parent-style-name="Default" style:data-style-name="N11">
      <style:text-properties fo:color="#ffcc00"/>
    </style:style>
    <style:style style:name="ce13" style:family="table-cell" style:parent-style-name="Default" style:data-style-name="N11">
      <style:text-properties fo:color="#ff0000"/>
    </style:style>
    <style:style style:name="ce14" style:family="table-cell" style:parent-style-name="Default" style:data-style-name="N113">
      <style:text-properties fo:color="#579d1c"/>
    </style:style>
    <style:style style:name="ce15" style:family="table-cell" style:parent-style-name="Default" style:data-style-name="N113">
      <style:text-properties fo:color="#ffcc00"/>
    </style:style>
    <style:style style:name="ce16" style:family="table-cell" style:parent-style-name="Default" style:data-style-name="N115">
      <style:text-properties fo:color="#579d1c"/>
    </style:style>
    <style:style style:name="ce17" style:family="table-cell" style:parent-style-name="Default" style:data-style-name="N115">
      <style:text-properties fo:color="#ffcc00"/>
    </style:style>
    <style:style style:name="ce18" style:family="table-cell" style:parent-style-name="Default" style:data-style-name="N115">
      <style:text-properties fo:color="#c5000b"/>
    </style:style>
    <style:style style:name="ce19" style:family="table-cell" style:parent-style-name="Default" style:data-style-name="N11">
      <style:text-properties fo:color="#c5000b"/>
    </style:style>
    <style:style style:name="ce20" style:family="table-cell" style:parent-style-name="Default" style:data-style-name="N115">
      <style:text-properties fo:color="#ff0000"/>
    </style:style>
    <style:style style:name="ce21" style:family="table-cell" style:parent-style-name="Default" style:data-style-name="N111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1"/>
        <table:table-column table:style-name="co3" table:default-cell-style-name="ce14"/>
        <table:table-column table:style-name="co3" table:default-cell-style-name="ce15"/>
        <table:table-column table:style-name="co9" table:default-cell-style-name="ce12"/>
        <table:table-column table:style-name="co10" table:default-cell-style-name="ce17"/>
        <table:table-column table:style-name="co3" table:default-cell-style-name="ce20"/>
        <table:table-column table:style-name="co3" table:default-cell-style-name="ce13"/>
        <table:table-column table:style-name="co3" table:default-cell-style-name="ce21"/>
        <table:table-row table:style-name="ro1">
          <table:table-cell office:value-type="string">
            <text:p>Aktie</text:p>
          </table:table-cell>
          <table:table-cell table:style-name="Default" office:value-type="string">
            <text:p>GSK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5" office:value-type="currency" office:currency="GBP" office:value="14.28">
            <text:p>£14,28</text:p>
          </table:table-cell>
          <table:table-cell table:style-name="ce8" office:value-type="string">
            <text:p>Niedrig</text:p>
          </table:table-cell>
          <table:table-cell table:style-name="ce11" office:value-type="percentage" office:value="0.07">
            <text:p>7,00%</text:p>
          </table:table-cell>
          <table:table-cell table:style-name="Default"/>
          <table:table-cell table:style-name="ce16" table:formula="of:=[.D20]+[.D19]" office:value-type="currency" office:currency="GBP" office:value="31.8516033577248">
            <text:p>£31,85</text:p>
          </table:table-cell>
          <table:table-cell table:style-name="ce16" table:formula="of:=[.F2]-[.B3]/[.B4]" office:value-type="currency" office:currency="GBP" office:value="28.2183533577248">
            <text:p>£28,22</text:p>
          </table:table-cell>
          <table:table-cell table:style-name="ce11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4.533">
            <text:p>14,533</text:p>
          </table:table-cell>
          <table:table-cell table:style-name="ce9" office:value-type="string">
            <text:p>Mittel</text:p>
          </table:table-cell>
          <table:table-cell table:style-name="ce12" office:value-type="percentage" office:value="0.085">
            <text:p>8,50%</text:p>
          </table:table-cell>
          <table:table-cell table:style-name="Default"/>
          <table:table-cell table:style-name="ce17" table:formula="of:=[.G19]+[.G20]" office:value-type="currency" office:currency="GBP" office:value="23.4819712178327">
            <text:p>£23,48</text:p>
          </table:table-cell>
          <table:table-cell table:formula="of:=[.F3]-[.B3]/[.B4]" office:value-type="currency" office:currency="GBP" office:value="19.8487212178327">
            <text:p>£19,85</text:p>
          </table:table-cell>
          <table:table-cell table:style-name="ce12" office:value-type="percentage" office:value="0.6">
            <text:p>60,00%</text:p>
          </table:table-cell>
          <table:table-cell table:style-name="ce6" table:formula="of:=[.H2]*[.G2]+[.H3]*[.G3]+[.G4]*[.H4]" office:value-type="currency" office:currency="GBP" office:value="18.4273128011979">
            <text:p>£18,43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4">
            <text:p>4</text:p>
          </table:table-cell>
          <table:table-cell table:style-name="ce10" office:value-type="string">
            <text:p>Hoch</text:p>
          </table:table-cell>
          <table:table-cell table:style-name="ce13" office:value-type="percentage" office:value="0.1">
            <text:p>10,00%</text:p>
          </table:table-cell>
          <table:table-cell table:style-name="Default"/>
          <table:table-cell table:style-name="ce18" table:formula="of:=[.J19]+[.J20]" office:value-type="currency" office:currency="GBP" office:value="8.00529699476656">
            <text:p>£8,01</text:p>
          </table:table-cell>
          <table:table-cell table:style-name="ce18" table:formula="of:=[.F4]-[.B3]/[.B4]" office:value-type="currency" office:currency="GBP" office:value="4.37204699476656">
            <text:p>£4,37</text:p>
          </table:table-cell>
          <table:table-cell table:style-name="ce19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6" office:value-type="currency" office:currency="GBP" office:value="1.09">
            <text:p>£1,0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GBP" office:value="0.545">
            <text:p>£0,55</text:p>
          </table:table-cell>
          <table:table-cell table:style-name="ce8"/>
          <table:table-cell table:formula="of:=[.B8]/(1+[.D2])^(1/4)" office:value-type="currency" office:currency="GBP" office:value="0.535859035249746">
            <text:p>£0,54</text:p>
          </table:table-cell>
          <table:table-cell table:formula="of:=[.B5]/2" office:value-type="currency" office:currency="GBP" office:value="0.545">
            <text:p>£0,55</text:p>
          </table:table-cell>
          <table:table-cell table:style-name="ce9"/>
          <table:table-cell table:formula="of:=[.E8]/(1+[.D3])^(1/4)" office:value-type="currency" office:currency="GBP" office:value="0.533997308088725">
            <text:p>£0,53</text:p>
          </table:table-cell>
          <table:table-cell table:formula="of:=[.B5]/2" office:value-type="currency" office:currency="GBP" office:value="0.545">
            <text:p>£0,55</text:p>
          </table:table-cell>
          <table:table-cell table:style-name="ce10"/>
          <table:table-cell table:formula="of:=[.H8]/(1+[.D4])^(1/4)" office:value-type="currency" office:currency="GBP" office:value="0.532167478873589">
            <text:p>£0,5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GBP" office:value="1.2971">
            <text:p>£1,30</text:p>
          </table:table-cell>
          <table:table-cell office:value-type="percentage" office:value="0.19">
            <text:p>19,00%</text:p>
          </table:table-cell>
          <table:table-cell table:formula="of:=[.B9]/(1+[.$D$2])^[.A9]" office:value-type="currency" office:currency="GBP" office:value="1.21224299065421">
            <text:p>£1,21</text:p>
          </table:table-cell>
          <table:table-cell table:formula="of:=[.B5]*(1+[.F9])" office:value-type="currency" office:currency="GBP" office:value="1.2644">
            <text:p>£1,26</text:p>
          </table:table-cell>
          <table:table-cell office:value-type="percentage" office:value="0.16">
            <text:p>16,00%</text:p>
          </table:table-cell>
          <table:table-cell table:formula="of:=[.E9]/(1+[.$D$3])^[.A9]" office:value-type="currency" office:currency="GBP" office:value="1.16534562211982">
            <text:p>£1,17</text:p>
          </table:table-cell>
          <table:table-cell table:formula="of:=[.B5]*(1+[.I9])" office:value-type="currency" office:currency="GBP" office:value="1.1663">
            <text:p>£1,17</text:p>
          </table:table-cell>
          <table:table-cell office:value-type="percentage" office:value="0.07">
            <text:p>7,00%</text:p>
          </table:table-cell>
          <table:table-cell table:formula="of:=[.H9]/(1+[.$D$4])^[.A9]" office:value-type="currency" office:currency="GBP" office:value="1.06027272727273">
            <text:p>£1,0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GBP" office:value="1.478694">
            <text:p>£1,48</text:p>
          </table:table-cell>
          <table:table-cell office:value-type="percentage" office:value="0.14">
            <text:p>14,00%</text:p>
          </table:table-cell>
          <table:table-cell table:formula="of:=[.B10]/(1+[.$D$2])^[.A10]" office:value-type="currency" office:currency="GBP" office:value="1.29154860686523">
            <text:p>£1,29</text:p>
          </table:table-cell>
          <table:table-cell table:formula="of:=[.E9]*(1+[.F10])" office:value-type="currency" office:currency="GBP" office:value="1.39084">
            <text:p>£1,39</text:p>
          </table:table-cell>
          <table:table-cell office:value-type="percentage" office:value="0.1">
            <text:p>10,00%</text:p>
          </table:table-cell>
          <table:table-cell table:formula="of:=[.E10]/(1+[.$D$3])^[.A10]" office:value-type="currency" office:currency="GBP" office:value="1.18145639108921">
            <text:p>£1,18</text:p>
          </table:table-cell>
          <table:table-cell table:formula="of:=[.H9]*(1+[.I10])" office:value-type="currency" office:currency="GBP" office:value="1.224615">
            <text:p>£1,22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GBP" office:value="1.01207851239669">
            <text:p>£1,0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GBP" office:value="1.6265634">
            <text:p>£1,63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GBP" office:value="1.32776025004837">
            <text:p>£1,33</text:p>
          </table:table-cell>
          <table:table-cell table:formula="of:=[.E10]*(1+[.F11])" office:value-type="currency" office:currency="GBP" office:value="1.4742904">
            <text:p>£1,47</text:p>
          </table:table-cell>
          <table:table-cell office:value-type="percentage" office:value="0.06">
            <text:p>6,00%</text:p>
          </table:table-cell>
          <table:table-cell table:formula="of:=[.E11]/(1+[.$D$3])^[.A11]" office:value-type="currency" office:currency="GBP" office:value="1.15423389359868">
            <text:p>£1,15</text:p>
          </table:table-cell>
          <table:table-cell table:formula="of:=[.H10]*(1+[.I11])" office:value-type="currency" office:currency="GBP" office:value="1.2491073">
            <text:p>£1,25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GBP" office:value="0.938472802404207">
            <text:p>£0,9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GBP" office:value="1.740422838">
            <text:p>£1,74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GBP" office:value="1.32776025004837">
            <text:p>£1,33</text:p>
          </table:table-cell>
          <table:table-cell table:formula="of:=[.E11]*(1+[.F12])" office:value-type="currency" office:currency="GBP" office:value="1.533262016">
            <text:p>£1,53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GBP" office:value="1.10636244179044">
            <text:p>£1,11</text:p>
          </table:table-cell>
          <table:table-cell table:formula="of:=[.H11]*(1+[.I12])" office:value-type="currency" office:currency="GBP" office:value="1.211634081">
            <text:p>£1,21</text:p>
          </table:table-cell>
          <table:table-cell office:value-type="percentage" office:value="-0.03">
            <text:p>-3,00%</text:p>
          </table:table-cell>
          <table:table-cell table:formula="of:=[.H12]/(1+[.$D$4])^[.A12]" office:value-type="currency" office:currency="GBP" office:value="0.827562380301892">
            <text:p>£0,8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GBP" office:value="1.84484820828">
            <text:p>£1,84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GBP" office:value="1.31535127574885">
            <text:p>£1,32</text:p>
          </table:table-cell>
          <table:table-cell table:formula="of:=[.E12]*(1+[.F13])" office:value-type="currency" office:currency="GBP" office:value="1.57925987648">
            <text:p>£1,58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GBP" office:value="1.05027955303609">
            <text:p>£1,05</text:p>
          </table:table-cell>
          <table:table-cell table:formula="of:=[.H12]*(1+[.I13])" office:value-type="currency" office:currency="GBP" office:value="1.11470335452">
            <text:p>£1,11</text:p>
          </table:table-cell>
          <table:table-cell office:value-type="percentage" office:value="-0.08">
            <text:p>-8,00%</text:p>
          </table:table-cell>
          <table:table-cell table:formula="of:=[.H13]/(1+[.$D$4])^[.A13]" office:value-type="currency" office:currency="GBP" office:value="0.692143081707037">
            <text:p>£0,6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GBP" office:value="1.937090618694">
            <text:p>£1,94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GBP" office:value="1.29076527059466">
            <text:p>£1,29</text:p>
          </table:table-cell>
          <table:table-cell table:formula="of:=[.E13]*(1+[.F14])" office:value-type="currency" office:currency="GBP" office:value="1.6266376727744">
            <text:p>£1,63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GBP" office:value="0.997039575693242">
            <text:p>£1,00</text:p>
          </table:table-cell>
          <table:table-cell table:formula="of:=[.H13]*(1+[.I14])" office:value-type="currency" office:currency="GBP" office:value="0.9809389519776">
            <text:p>£0,98</text:p>
          </table:table-cell>
          <table:table-cell office:value-type="percentage" office:value="-0.12">
            <text:p>-12,00%</text:p>
          </table:table-cell>
          <table:table-cell table:formula="of:=[.H14]/(1+[.$D$4])^[.A14]" office:value-type="currency" office:currency="GBP" office:value="0.55371446536563">
            <text:p>£0,5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GBP" office:value="2.01457424344176">
            <text:p>£2,01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GBP" office:value="1.2545755901107">
            <text:p>£1,25</text:p>
          </table:table-cell>
          <table:table-cell table:formula="of:=[.E14]*(1+[.F15])" office:value-type="currency" office:currency="GBP" office:value="1.67543680295763">
            <text:p>£1,68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GBP" office:value="0.946498399045198">
            <text:p>£0,95</text:p>
          </table:table-cell>
          <table:table-cell table:formula="of:=[.H14]*(1+[.I15])" office:value-type="currency" office:currency="GBP" office:value="0.863226277740288">
            <text:p>£0,86</text:p>
          </table:table-cell>
          <table:table-cell office:value-type="percentage" office:value="-0.12">
            <text:p>-12,00%</text:p>
          </table:table-cell>
          <table:table-cell table:formula="of:=[.H15]/(1+[.$D$4])^[.A15]" office:value-type="currency" office:currency="GBP" office:value="0.442971572292504">
            <text:p>£0,4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GBP" office:value="2.09515721317943">
            <text:p>£2,10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GBP" office:value="1.21940057356554">
            <text:p>£1,22</text:p>
          </table:table-cell>
          <table:table-cell table:formula="of:=[.E15]*(1+[.F16])" office:value-type="currency" office:currency="GBP" office:value="1.70894553901678">
            <text:p>£1,71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GBP" office:value="0.889795729977974">
            <text:p>£0,89</text:p>
          </table:table-cell>
          <table:table-cell table:formula="of:=[.H15]*(1+[.I16])" office:value-type="currency" office:currency="GBP" office:value="0.759639124411454">
            <text:p>£0,76</text:p>
          </table:table-cell>
          <table:table-cell office:value-type="percentage" office:value="-0.12">
            <text:p>-12,00%</text:p>
          </table:table-cell>
          <table:table-cell table:formula="of:=[.H16]/(1+[.$D$4])^[.A16]" office:value-type="currency" office:currency="GBP" office:value="0.354377257834003">
            <text:p>£0,3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GBP" office:value="2.17896350170661">
            <text:p>£2,18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GBP" office:value="1.18521177243754">
            <text:p>£1,19</text:p>
          </table:table-cell>
          <table:table-cell table:formula="of:=[.E16]*(1+[.F17])" office:value-type="currency" office:currency="GBP" office:value="1.74312444979712">
            <text:p>£1,74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GBP" office:value="0.836489995002335">
            <text:p>£0,84</text:p>
          </table:table-cell>
          <table:table-cell table:formula="of:=[.H16]*(1+[.I17])" office:value-type="currency" office:currency="GBP" office:value="0.668482429482079">
            <text:p>£0,67</text:p>
          </table:table-cell>
          <table:table-cell office:value-type="percentage" office:value="-0.12">
            <text:p>-12,00%</text:p>
          </table:table-cell>
          <table:table-cell table:formula="of:=[.H17]/(1+[.$D$4])^[.A17]" office:value-type="currency" office:currency="GBP" office:value="0.283501806267202">
            <text:p>£0,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GBP" office:value="2.24433240675781">
            <text:p>£2,24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GBP" office:value="1.14090479029034">
            <text:p>£1,14</text:p>
          </table:table-cell>
          <table:table-cell table:formula="of:=[.E17]*(1+[.F18])" office:value-type="currency" office:currency="GBP" office:value="1.77798693879306">
            <text:p>£1,78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GBP" office:value="0.786377691154269">
            <text:p>£0,79</text:p>
          </table:table-cell>
          <table:table-cell table:formula="of:=[.H17]*(1+[.I18])" office:value-type="currency" office:currency="GBP" office:value="0.58826453794423">
            <text:p>£0,59</text:p>
          </table:table-cell>
          <table:table-cell office:value-type="percentage" office:value="-0.12">
            <text:p>-12,00%</text:p>
          </table:table-cell>
          <table:table-cell table:formula="of:=[.H18]/(1+[.$D$4])^[.A18]" office:value-type="currency" office:currency="GBP" office:value="0.226801445013762">
            <text:p>£0,23</text:p>
          </table:table-cell>
        </table:table-row>
        <table:table-row table:style-name="ro1">
          <table:table-cell table:number-columns-repeated="2"/>
          <table:table-cell table:style-name="ce8"/>
          <table:table-cell table:formula="of:=SUM([.D8:.D18])" office:value-type="currency" office:currency="GBP" office:value="13.1013804056135">
            <text:p>£13,10</text:p>
          </table:table-cell>
          <table:table-cell/>
          <table:table-cell table:style-name="ce9"/>
          <table:table-cell table:formula="of:=SUM([.G8:.G18])" office:value-type="currency" office:currency="GBP" office:value="10.647876600596">
            <text:p>£10,65</text:p>
          </table:table-cell>
          <table:table-cell/>
          <table:table-cell table:style-name="ce10"/>
          <table:table-cell table:formula="of:=SUM([.J8:.J18])" office:value-type="currency" office:currency="GBP" office:value="6.92406352972925">
            <text:p>£6,9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GBP" office:value="38.1536509148827">
            <text:p>£38,15</text:p>
          </table:table-cell>
          <table:table-cell table:style-name="ce8"/>
          <table:table-cell table:formula="of:=[.B20]/(1+[.D2])^([.A18]+1/2)" office:value-type="currency" office:currency="GBP" office:value="18.7502229521112">
            <text:p>£18,75</text:p>
          </table:table-cell>
          <table:table-cell table:formula="of:=[.E18]*[.D5]" office:value-type="currency" office:currency="GBP" office:value="30.2257779594821">
            <text:p>£30,23</text:p>
          </table:table-cell>
          <table:table-cell table:style-name="ce9"/>
          <table:table-cell table:formula="of:=[.E20]/(1+[.D3])^([.A18]+1/2)" office:value-type="currency" office:currency="GBP" office:value="12.8340946172367">
            <text:p>£12,83</text:p>
          </table:table-cell>
          <table:table-cell table:formula="of:=[.H18]*5" office:value-type="currency" office:currency="GBP" office:value="2.94132268972115">
            <text:p>£2,94</text:p>
          </table:table-cell>
          <table:table-cell table:style-name="ce10"/>
          <table:table-cell table:formula="of:=[.H20]/(1+[.D4])^([.A18]+1/2)" office:value-type="currency" office:currency="GBP" office:value="1.08123346503732">
            <text:p>£1,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ga" number:country="IE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ga" number:country="IE">£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17.12.2022</text:date>, <text:time>14:57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17T14:57:11.36</dc:date>
    <dc:creator>aaa </dc:creator>
    <meta:editing-duration>P3DT10H40M23S</meta:editing-duration>
    <meta:editing-cycles>62</meta:editing-cycles>
    <meta:generator>OpenOffice/4.1.5$Win32 OpenOffice.org_project/415m1$Build-9789</meta:generator>
    <meta:document-statistic meta:table-count="5" meta:cell-count="687" meta:object-count="0"/>
  </office:meta>
</office:document-meta>
</file>